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2" svg:font-family="Tahoma"/>
    <style:font-face style:name="AssyrianDictionary" svg:font-family="AssyrianDictionary"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Plain_20_Text">
      <style:paragraph-properties fo:margin-left="0in" fo:margin-right="0in" fo:line-height="150%" fo:text-indent="0.25in" style:auto-text-indent="false"/>
    </style:style>
    <style:style style:name="P2" style:family="paragraph" style:parent-style-name="Standard">
      <style:paragraph-properties fo:line-height="150%"/>
    </style:style>
    <style:style style:name="P3" style:family="paragraph" style:parent-style-name="Standard">
      <style:paragraph-properties fo:line-height="150%"/>
      <style:text-properties style:font-name="AssyrianDictionary"/>
    </style:style>
    <style:style style:name="P4" style:family="paragraph" style:parent-style-name="Standard">
      <style:paragraph-properties fo:line-height="150%" fo:text-align="center" style:justify-single-word="false"/>
      <style:text-properties style:font-name="AssyrianDictionary"/>
    </style:style>
    <style:style style:name="P5" style:family="paragraph" style:parent-style-name="Standard">
      <style:paragraph-properties fo:line-height="150%"/>
      <style:text-properties fo:font-variant="small-caps" style:font-name="AssyrianDictionary" fo:language="pl" fo:country="PL" fo:font-weight="bold" style:font-weight-asian="bold" style:font-weight-complex="bold"/>
    </style:style>
    <style:style style:name="P6" style:family="paragraph" style:parent-style-name="Standard">
      <style:paragraph-properties fo:line-height="150%"/>
      <style:text-properties style:font-name="Courier New" fo:language="pl" fo:country="PL" style:font-name-complex="Courier New"/>
    </style:style>
    <style:style style:name="P7" style:family="paragraph" style:parent-style-name="Standard">
      <style:paragraph-properties fo:margin-left="0in" fo:margin-right="0in" fo:line-height="150%" fo:text-indent="0.25in" style:auto-text-indent="false"/>
      <style:text-properties style:font-name="AssyrianDictionary"/>
    </style:style>
    <style:style style:name="P8" style:family="paragraph" style:parent-style-name="Standard" style:master-page-name="Standard">
      <style:paragraph-properties fo:line-height="150%" fo:text-align="center" style:justify-single-word="false" style:page-number="auto"/>
    </style:style>
    <style:style style:name="P9" style:family="paragraph" style:parent-style-name="Header">
      <style:paragraph-properties fo:line-height="150%">
        <style:tab-stops/>
      </style:paragraph-properties>
    </style:style>
    <style:style style:name="P10" style:family="paragraph" style:parent-style-name="Header">
      <style:paragraph-properties fo:line-height="150%">
        <style:tab-stops/>
      </style:paragraph-properties>
      <style:text-properties style:font-name="Courier New" style:font-name-complex="Courier New"/>
    </style:style>
    <style:style style:name="P11" style:family="paragraph" style:parent-style-name="Header">
      <style:paragraph-properties fo:line-height="150%">
        <style:tab-stops/>
      </style:paragraph-properties>
      <style:text-properties style:font-name="Courier New" fo:language="pl" fo:country="PL" style:font-name-complex="Courier New"/>
    </style:style>
    <style:style style:name="P12" style:family="paragraph" style:parent-style-name="Header">
      <style:paragraph-properties fo:line-height="150%">
        <style:tab-stops/>
      </style:paragraph-properties>
      <style:text-properties style:font-name="AssyrianDictionary"/>
    </style:style>
    <style:style style:name="P13" style:family="paragraph" style:parent-style-name="Header">
      <style:paragraph-properties fo:margin-left="0in" fo:margin-right="0in" fo:line-height="150%" fo:text-indent="0.25in" style:auto-text-indent="false">
        <style:tab-stops/>
      </style:paragraph-properties>
    </style:style>
    <style:style style:name="P14" style:family="paragraph" style:parent-style-name="Header">
      <style:paragraph-properties fo:margin-left="0in" fo:margin-right="0.25in" fo:text-indent="0in" style:auto-text-indent="false"/>
    </style:style>
    <style:style style:name="P15" style:family="paragraph" style:parent-style-name="Heading_20_1">
      <style:paragraph-properties fo:line-height="150%"/>
      <style:text-properties fo:font-variant="small-caps" style:font-name="AssyrianDictionary"/>
    </style:style>
    <style:style style:name="T1" style:family="text">
      <style:text-properties style:font-name="AssyrianDictionary"/>
    </style:style>
    <style:style style:name="T2" style:family="text">
      <style:text-properties style:font-name="AssyrianDictionary" fo:font-weight="bold" style:font-weight-asian="bold"/>
    </style:style>
    <style:style style:name="T3" style:family="text">
      <style:text-properties style:font-name="AssyrianDictionary" fo:font-style="italic" style:font-style-asian="italic"/>
    </style:style>
    <style:style style:name="T4" style:family="text">
      <style:text-properties style:font-name="AssyrianDictionary" fo:letter-spacing="0.0138in"/>
    </style:style>
    <style:style style:name="T5" style:family="text">
      <style:text-properties style:font-name="AssyrianDictionary" fo:letter-spacing="0.0138in" style:font-name-complex="Courier New" style:font-size-complex="9pt"/>
    </style:style>
    <style:style style:name="T6" style:family="text">
      <style:text-properties style:font-name="AssyrianDictionary" fo:letter-spacing="0.0138in" style:font-name-complex="Courier New" style:font-size-complex="11pt"/>
    </style:style>
    <style:style style:name="T7" style:family="text">
      <style:text-properties style:font-name="AssyrianDictionary" fo:font-size="12pt" style:font-size-asian="12pt"/>
    </style:style>
    <style:style style:name="T8" style:family="text">
      <style:text-properties fo:color="#ff0000" style:font-name="AssyrianDictionary"/>
    </style:style>
    <style:style style:name="T9" style:family="text">
      <style:text-properties fo:font-style="italic" style:font-style-asian="italic"/>
    </style:style>
    <style:style style:name="T10" style:family="text">
      <style:text-properties fo:language="pl" fo:country="PL"/>
    </style:style>
    <style:style style:name="T11" style:family="text">
      <style:text-properties style:font-name="Courier New" fo:language="pl" fo:country="PL" style:font-name-complex="Courier New"/>
    </style:style>
    <style:style style:name="T12" style:family="text">
      <style:text-properties style:font-name="Courier New" fo:font-size="5pt" fo:language="pl" fo:country="PL" style:font-size-asian="5pt" style:font-name-complex="Courier New"/>
    </style:style>
    <style:style style:name="T13" style:family="text">
      <style:text-properties style:font-name="Courier New" fo:font-size="9pt" fo:language="pl" fo:country="PL" style:font-size-asian="9pt" style:font-name-complex="Courier New"/>
    </style:style>
    <style:style style:name="T14" style:family="text">
      <style:text-properties style:text-position="super 58%" style:font-name="Courier New" fo:language="pl" fo:country="PL" style:font-name-complex="Courier New"/>
    </style:style>
    <style:style style:name="T15" style:family="text">
      <style:text-properties style:text-position="super 58%" style:font-name="AssyrianDictionary"/>
    </style:style>
    <style:style style:name="T16" style:family="text">
      <style:text-properties style:text-position="super 58%" style:font-name="AssyrianDictionary" fo:font-size="12pt" style:font-size-asian="12pt"/>
    </style:style>
    <style:style style:name="T17" style:family="text">
      <style:text-properties style:text-position="sub 58%" style:font-name="Courier New" fo:language="pl" fo:country="PL" style:font-name-complex="Courier New"/>
    </style:style>
    <style:style style:name="T18"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2">17. Åulgi to Amar-Sin 1 (ÅAm1, 3.1.13, RCU 13)</text:span></text:p>
      <text:p text:style-name="P3"/>
      <text:p text:style-name="P3"/>
      <text:p text:style-name="P2"><text:span text:style-name="T1">This letter not fully edited here. It is unclear how many lines it had but it was undoubtedly short. In X1 it covers 11 lines, and there does not seem to be any room for more text, because the last four lines are written on the lower edge, and the next column (iii in my reconstruction) starts with the first line of ÅaÅu1 (18).</text:span><text:span text:style-name="Footnote_20_Symbol"><text:span text:style-name="T1"><text:note text:id="ftn1" text:note-class="footnote"><text:note-citation>1</text:note-citation><text:note-body><text:p text:style-name="Footnote"><text:span text:style-name="T1"><text:s/>On the reconstruction of X1 see above p. </text:span><text:span text:style-name="T8">000</text:span><text:span text:style-name="T1">. Even if one were to interpret the obverse and reverse differently, the letter would only have eleven lines, as this would be the end of the last column of the tablet.</text:span></text:p></text:note-body></text:note></text:span></text:span><text:span text:style-name="T1"> The landscape format Isin practice tablet, which probably had the whole text, is very poorly preserved; the obverse has the remains of eight lines, and the reverse seems to have only had a colophon. It was read from a hand copy and photograph kindly provided by Claus Wilcke.</text:span></text:p>
      <text:p text:style-name="P7">I can only offer a preliminary edition of the first half of the text to assist in future identification of duplicates:</text:p>
      <text:p text:style-name="P3"/>
      <text:h text:style-name="P15" text:outline-level="1">Sources</text:h>
      <text:p text:style-name="P3"/>
      <text:p text:style-name="P3">Is1 = IB 733 (IM 78644)</text:p>
      <text:p text:style-name="P2"><text:span text:style-name="T1">X1 = Ni. 3083 ii 10’-20’ (</text:span><text:span text:style-name="T3">ISET</text:span><text:span text:style-name="T1"> 2 115)</text:span></text:p>
      <text:p text:style-name="P3"/>
      <text:p text:style-name="P3">Tablet typology: compilation tablet: X1. Ib1 is Type III in landscape format.</text:p>
      <text:p text:style-name="P3"/>
      <text:p text:style-name="P3"/>
      <text:p text:style-name="P5">Textual Matrix</text:p>
      <text:p text:style-name="P3"/>
      <text:p text:style-name="P2"><text:span text:style-name="T11">1. <text:s text:c="2"/></text:span><text:span text:style-name="T14">I</text:span><text:span text:style-name="T11">amar-</text:span><text:span text:style-name="T14">d</text:span><text:span text:style-name="T11">en.zu- <text:s text:c="3"/>na-ra ù-na-a-dug</text:span><text:span text:style-name="T17">4</text:span></text:p>
      <text:p text:style-name="P2"><text:soft-page-break/><text:span text:style-name="T11">Is1 <text:s/>++ <text:s text:c="3"/>++ <text:s/>+ <text:s text:c="5"/>+ <text:s/>+ <text:s/>+ + + <text:s/>+ </text:span></text:p>
      <text:p text:style-name="P2"><text:span text:style-name="T11">X1 <text:s text:c="2"/>++ <text:s text:c="3"/>+su’en</text:span><text:span text:style-name="T17">x</text:span><text:span text:style-name="T11">(30)</text:span><text:span text:style-name="T12"> </text:span><text:span text:style-name="T11">+ <text:s/>+ <text:s/>+ + + <text:s/>+</text:span></text:p>
      <text:p text:style-name="P11"/>
      <text:p text:style-name="P2"><text:span text:style-name="T11">2. </text:span><text:span text:style-name="T14"><text:s text:c="3"/>d</text:span><text:span text:style-name="T11">šul-gi lugal-zu na-ab-bé-a</text:span></text:p>
      <text:p text:style-name="P2"><text:span text:style-name="T11">Is1 <text:s/>++ <text:s text:c="2"/>+ <text:s/>+ <text:s text:c="4"/>+ <text:s/>+ <text:s/>+ <text:s/>+ <text:s/>+</text:span></text:p>
      <text:p text:style-name="P6">X1 <text:s text:c="2"/>-+ <text:s text:c="2"/>+ <text:s/>+ <text:s text:c="4"/>+ <text:s/>+ <text:s/>+ <text:s/>+ <text:s/>+ </text:p>
      <text:p text:style-name="P6"/>
      <text:p text:style-name="P2"><text:span text:style-name="T11">3. <text:s text:c="2"/>aša</text:span><text:span text:style-name="T17">5</text:span><text:span text:style-name="T11"> KA nam</text:span><text:span text:style-name="T14">?</text:span><text:span text:style-name="T11"> lugal ù-na-a-dug</text:span><text:span text:style-name="T17">4</text:span><text:span text:style-name="T11">-ba šu mu-ni-tak</text:span><text:span text:style-name="T17">4</text:span><text:span text:style-name="T14">?</text:span><text:span text:style-name="T11">-a</text:span></text:p>
      <text:p text:style-name="P2"><text:span text:style-name="T11">Is1 <text:s/>+ <text:s text:c="3"/>+ <text:s/>+ <text:s text:c="3"/>+ <text:s text:c="4"/>+ +</text:span><text:span text:style-name="Footnote_20_Symbol"><text:span text:style-name="T11"><text:note text:id="ftn2" text:note-class="footnote"><text:note-citation>2</text:note-citation><text:note-body><text:p text:style-name="Footnote"><text:s/>Written: <text:span text:style-name="T5">na-ù</text:span><text:span text:style-name="T4">.</text:span></text:p></text:note-body></text:note></text:span></text:span><text:span text:style-name="T11"> <text:s/>+ + <text:s text:c="3"/>+ <text:s/>+ <text:s/>+ <text:s/>+ <text:s/>+ <text:s text:c="2"/>+</text:span></text:p>
      <text:p text:style-name="P2"><text:span text:style-name="T11">X1 <text:s text:c="2"/>+ <text:s text:c="3"/>+ <text:s/>x <text:s text:c="3"/>x <text:s text:c="4"/>+ + <text:s text:c="2"/>+ + <text:s text:c="2"/></text:span><text:span text:style-name="T13"><text:s/></text:span><text:span text:style-name="T11">+ <text:s/>+</text:span><text:span text:style-name="T14">?</text:span><text:span text:style-name="T11"> - <text:s/>- <text:s/>+ <text:s text:c="2"/>x </text:span></text:p>
      <text:p text:style-name="P6"/>
      <text:p text:style-name="P6">4. <text:s text:c="2"/>šà gi-na-zu-ta numun nam-lugal za-e me-en</text:p>
      <text:p text:style-name="P11">Is1 <text:s/>+ <text:s/>+ <text:s/>+ <text:s/>+ <text:s/>+ <text:s/>+ <text:s text:c="4"/>+ <text:s text:c="2"/>+ <text:s text:c="4"/>+ <text:s/>+ + <text:s/>+</text:p>
      <text:p text:style-name="P9"><text:span text:style-name="T11">X1 <text:s text:c="2"/>ne-šè ù-na-a-dug</text:span><text:span text:style-name="T17">4</text:span><text:span text:style-name="T11">-mu ...</text:span><text:span text:style-name="T14">?</text:span></text:p>
      <text:p text:style-name="P11"/>
      <text:p text:style-name="P10">5. <text:s text:c="2"/>a-na-aš-àm ka-aš-bar a-šà-ga x nu-mu-e-ši-in-šub</text:p>
      <text:p text:style-name="P10">Is1 <text:s/>+ + <text:s/>+ <text:s/>+ <text:s/>+ <text:s/>x <text:s/>x <text:s text:c="2"/>+ . <text:s/>+ <text:s/>x + <text:s/>+ <text:s/>- + <text:s/>. <text:s/>o </text:p>
      <text:p text:style-name="P10">X1 <text:s text:c="2"/>+ + <text:s/>+ <text:s/>+ <text:s/>+ <text:s/>+ <text:s/>+ <text:s text:c="2"/>+ + <text:s/>+ <text:s/>x + <text:s/>+ <text:s/>+ + <text:s/>+ <text:s/>+</text:p>
      <text:p text:style-name="P12"/>
      <text:p text:style-name="P12"/>
      <text:p text:style-name="P1"><text:span text:style-name="T16">1 </text:span><text:span text:style-name="T7">Speak to Amar-Sin, </text:span><text:span text:style-name="T16">2 </text:span><text:span text:style-name="T7">saying (the words) of Åulgi, your king: </text:span></text:p>
      <text:p text:style-name="P13"><text:span text:style-name="T15">3 </text:span><text:span text:style-name="T1">In the matter of the … field, concerning which that letter was dispatched: By your righteous birth you are of royal seed! Why have you not … the decisions concerning the field? ….</text:span></text:p>
      <text:p text:style-name="P12"/>
      <text:p text:style-name="P12">The rest of the text cannot be reconstructed at the present time. </text:p>
      <text:p text:style-name="P12"/>
      <text:p text:style-name="P13"><text:span text:style-name="T1">Inasmuch as I cannot do more with this composition, it is necessary to comment on line 4, which would seem to indicate that Amar-Sin was Åulgi’s son, </text:span><text:soft-page-break/><text:span text:style-name="T1">and was recognized as crown prince in his father’s lifetime. The line is present only in Is1 and not in X1. The expression </text:span><text:span text:style-name="T6">numun nam-lugal</text:span><text:span text:style-name="T1"> is otherwise unattested in Ol Babylonian Sumerian, and is surely spurious here, calqued from Old Babylonian Akkadian; this may reflect </text:span><text:span text:style-name="T3">z</text:span><text:span text:style-name="T9">ē</text:span><text:span text:style-name="T3">r åarr</text:span><text:span text:style-name="T9">ū</text:span><text:span text:style-name="T3">tim,</text:span><text:span text:style-name="T1"> </text:span><text:span text:style-name="T3">z</text:span><text:span text:style-name="T9">ē</text:span><text:span text:style-name="T3">rum dãrium åa åarr</text:span><text:span text:style-name="T9">ū</text:span><text:span text:style-name="T3">tim</text:span><text:span text:style-name="T1">, first documented from the time of Hammurabi (</text:span><text:span text:style-name="T3">CH</text:span><text:span text:style-name="T1"> ii 13, v 1).</text:span></text:p>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AssyrianDictionary" svg:font-family="AssyrianDictionary"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keep-with-next="always"/>
      <style:text-properties style:font-name="Courier New" fo:font-weight="bold" style:font-weight-asian="bold" style:font-weight-complex="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Plain_20_Text" style:display-name="Plain Text" style:family="paragraph" style:parent-style-name="Standard">
      <style:text-properties style:font-name="Courier New" fo:font-size="10pt" style:font-size-asian="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Header_20_Char" style:display-name="Header Char" style:family="text" style:parent-style-name="Default_20_Paragraph_20_Font">
      <style:text-properties fo:font-size="12pt" style:font-size-asian="12pt"/>
    </style:style>
    <style:style style:name="Footnote_20_Text_20_Char" style:display-name="Footnote Text Char" style:family="text" style:parent-style-name="Default_20_Paragraph_20_Fon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draw:frame draw:style-name="Mfr1" draw:name="Frame1" text:anchor-type="paragraph" svg:y="0.0008in" fo:min-width="0in" draw:z-index="2"><draw:text-box fo:min-height="0.1457in"><text:p text:style-name="Header"><text:span text:style-name="Page_20_Number"><text:page-number text:select-page="current">3</text:page-number></text:span></text:p></draw:text-box></draw:frame></text:p>
        <text:p text:style-name="MP1"/>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Amar-Sin to Shulgi</dc:title>
    <meta:initial-creator>Piotr Michalowski</meta:initial-creator>
    <meta:creation-date>2008-01-30T10:20:00</meta:creation-date>
    <dc:creator>Piotr Michalowski</dc:creator>
    <dc:date>2009-10-28T12:49:00</dc:date>
    <meta:print-date>2009-08-31T20:10:00</meta:print-date>
    <meta:editing-cycles>38</meta:editing-cycles>
    <meta:editing-duration>PT05H07M00S</meta:editing-duration>
    <meta:document-statistic meta:table-count="0" meta:image-count="0" meta:object-count="0" meta:page-count="3" meta:paragraph-count="30" meta:word-count="515" meta:character-count="2642"/>
    <meta:generator>OpenOffice.org/3.1$Unix OpenOffice.org_project/310m19$Build-9420</meta:generator>
  </office:meta>
</office:document-meta>
</file>